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97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011in" svg:y="5.9059in">
            <draw:object draw:notify-on-update-of-ranges="Sheet1.A1:Sheet1.A1 Sheet1.A2:Sheet1.A82 Sheet1.B1:Sheet1.B1 Sheet1.B2:Sheet1.B82 Sheet1.A1:Sheet1.A1 Sheet1.A2:Sheet1.A82 Sheet1.C1:Sheet1.C1 Sheet1.C2:Sheet1.C82 Sheet1.A1:Sheet1.A1 Sheet1.A2:Sheet1.A82 Sheet1.D1:Sheet1.D1 Sheet1.D2:Sheet1.D8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'</text:p>
          </table:table-cell>
          <table:table-cell office:value-type="string" calcext:value-type="string">
            <text:p>F''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332057" calcext:value-type="float">
            <text:p>0.33205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166029" calcext:value-type="float">
            <text:p>0.00166029</text:p>
          </table:table-cell>
          <table:table-cell office:value-type="float" office:value="0.0332055" calcext:value-type="float">
            <text:p>0.0332055</text:p>
          </table:table-cell>
          <table:table-cell office:value-type="float" office:value="0.332048" calcext:value-type="float">
            <text:p>0.33204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6641" calcext:value-type="float">
            <text:p>0.006641</text:p>
          </table:table-cell>
          <table:table-cell office:value-type="float" office:value="0.0664077" calcext:value-type="float">
            <text:p>0.0664077</text:p>
          </table:table-cell>
          <table:table-cell office:value-type="float" office:value="0.331984" calcext:value-type="float">
            <text:p>0.33198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149415" calcext:value-type="float">
            <text:p>0.0149415</text:p>
          </table:table-cell>
          <table:table-cell office:value-type="float" office:value="0.0995985" calcext:value-type="float">
            <text:p>0.0995985</text:p>
          </table:table-cell>
          <table:table-cell office:value-type="float" office:value="0.331809" calcext:value-type="float">
            <text:p>0.33180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265599" calcext:value-type="float">
            <text:p>0.0265599</text:p>
          </table:table-cell>
          <table:table-cell office:value-type="float" office:value="0.132764" calcext:value-type="float">
            <text:p>0.132764</text:p>
          </table:table-cell>
          <table:table-cell office:value-type="float" office:value="0.33147" calcext:value-type="float">
            <text:p>0.3314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414928" calcext:value-type="float">
            <text:p>0.0414928</text:p>
          </table:table-cell>
          <table:table-cell office:value-type="float" office:value="0.165885" calcext:value-type="float">
            <text:p>0.165885</text:p>
          </table:table-cell>
          <table:table-cell office:value-type="float" office:value="0.330911" calcext:value-type="float">
            <text:p>0.33091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597346" calcext:value-type="float">
            <text:p>0.0597346</text:p>
          </table:table-cell>
          <table:table-cell office:value-type="float" office:value="0.198937" calcext:value-type="float">
            <text:p>0.198937</text:p>
          </table:table-cell>
          <table:table-cell office:value-type="float" office:value="0.330079" calcext:value-type="float">
            <text:p>0.33007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812769" calcext:value-type="float">
            <text:p>0.0812769</text:p>
          </table:table-cell>
          <table:table-cell office:value-type="float" office:value="0.23189" calcext:value-type="float">
            <text:p>0.23189</text:p>
          </table:table-cell>
          <table:table-cell office:value-type="float" office:value="0.328922" calcext:value-type="float">
            <text:p>0.32892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06108" calcext:value-type="float">
            <text:p>0.106108</text:p>
          </table:table-cell>
          <table:table-cell office:value-type="float" office:value="0.264709" calcext:value-type="float">
            <text:p>0.264709</text:p>
          </table:table-cell>
          <table:table-cell office:value-type="float" office:value="0.327389" calcext:value-type="float">
            <text:p>0.32738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34213" calcext:value-type="float">
            <text:p>0.134213</text:p>
          </table:table-cell>
          <table:table-cell office:value-type="float" office:value="0.297354" calcext:value-type="float">
            <text:p>0.297354</text:p>
          </table:table-cell>
          <table:table-cell office:value-type="float" office:value="0.325432" calcext:value-type="float">
            <text:p>0.3254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5572" calcext:value-type="float">
            <text:p>0.165572</text:p>
          </table:table-cell>
          <table:table-cell office:value-type="float" office:value="0.32978" calcext:value-type="float">
            <text:p>0.32978</text:p>
          </table:table-cell>
          <table:table-cell office:value-type="float" office:value="0.323007" calcext:value-type="float">
            <text:p>0.32300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20016" calcext:value-type="float">
            <text:p>0.20016</text:p>
          </table:table-cell>
          <table:table-cell office:value-type="float" office:value="0.361938" calcext:value-type="float">
            <text:p>0.361938</text:p>
          </table:table-cell>
          <table:table-cell office:value-type="float" office:value="0.320071" calcext:value-type="float">
            <text:p>0.32007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37949" calcext:value-type="float">
            <text:p>0.237949</text:p>
          </table:table-cell>
          <table:table-cell office:value-type="float" office:value="0.393776" calcext:value-type="float">
            <text:p>0.393776</text:p>
          </table:table-cell>
          <table:table-cell office:value-type="float" office:value="0.316589" calcext:value-type="float">
            <text:p>0.316589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278903" calcext:value-type="float">
            <text:p>0.278903</text:p>
          </table:table-cell>
          <table:table-cell office:value-type="float" office:value="0.425237" calcext:value-type="float">
            <text:p>0.425237</text:p>
          </table:table-cell>
          <table:table-cell office:value-type="float" office:value="0.312529" calcext:value-type="float">
            <text:p>0.312529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2981" calcext:value-type="float">
            <text:p>0.322981</text:p>
          </table:table-cell>
          <table:table-cell office:value-type="float" office:value="0.456261" calcext:value-type="float">
            <text:p>0.456261</text:p>
          </table:table-cell>
          <table:table-cell office:value-type="float" office:value="0.307865" calcext:value-type="float">
            <text:p>0.30786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370138" calcext:value-type="float">
            <text:p>0.370138</text:p>
          </table:table-cell>
          <table:table-cell office:value-type="float" office:value="0.486789" calcext:value-type="float">
            <text:p>0.486789</text:p>
          </table:table-cell>
          <table:table-cell office:value-type="float" office:value="0.30258" calcext:value-type="float">
            <text:p>0.30258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42032" calcext:value-type="float">
            <text:p>0.42032</text:p>
          </table:table-cell>
          <table:table-cell office:value-type="float" office:value="0.516756" calcext:value-type="float">
            <text:p>0.516756</text:p>
          </table:table-cell>
          <table:table-cell office:value-type="float" office:value="0.296663" calcext:value-type="float">
            <text:p>0.296663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473469" calcext:value-type="float">
            <text:p>0.473469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290111" calcext:value-type="float">
            <text:p>0.290111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529518" calcext:value-type="float">
            <text:p>0.529518</text:p>
          </table:table-cell>
          <table:table-cell office:value-type="float" office:value="0.574758" calcext:value-type="float">
            <text:p>0.574758</text:p>
          </table:table-cell>
          <table:table-cell office:value-type="float" office:value="0.282931" calcext:value-type="float">
            <text:p>0.282931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588395" calcext:value-type="float">
            <text:p>0.588395</text:p>
          </table:table-cell>
          <table:table-cell office:value-type="float" office:value="0.602666" calcext:value-type="float">
            <text:p>0.602666</text:p>
          </table:table-cell>
          <table:table-cell office:value-type="float" office:value="0.275136" calcext:value-type="float">
            <text:p>0.2751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0024" calcext:value-type="float">
            <text:p>0.650024</text:p>
          </table:table-cell>
          <table:table-cell office:value-type="float" office:value="0.629765" calcext:value-type="float">
            <text:p>0.629765</text:p>
          </table:table-cell>
          <table:table-cell office:value-type="float" office:value="0.266751" calcext:value-type="float">
            <text:p>0.266751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714319" calcext:value-type="float">
            <text:p>0.714319</text:p>
          </table:table-cell>
          <table:table-cell office:value-type="float" office:value="0.655998" calcext:value-type="float">
            <text:p>0.655998</text:p>
          </table:table-cell>
          <table:table-cell office:value-type="float" office:value="0.257809" calcext:value-type="float">
            <text:p>0.25780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781193" calcext:value-type="float">
            <text:p>0.781193</text:p>
          </table:table-cell>
          <table:table-cell office:value-type="float" office:value="0.68131" calcext:value-type="float">
            <text:p>0.68131</text:p>
          </table:table-cell>
          <table:table-cell office:value-type="float" office:value="0.248351" calcext:value-type="float">
            <text:p>0.248351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850549" calcext:value-type="float">
            <text:p>0.850549</text:p>
          </table:table-cell>
          <table:table-cell office:value-type="float" office:value="0.705652" calcext:value-type="float">
            <text:p>0.705652</text:p>
          </table:table-cell>
          <table:table-cell office:value-type="float" office:value="0.238426" calcext:value-type="float">
            <text:p>0.238426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922289" calcext:value-type="float">
            <text:p>0.922289</text:p>
          </table:table-cell>
          <table:table-cell office:value-type="float" office:value="0.728981" calcext:value-type="float">
            <text:p>0.728981</text:p>
          </table:table-cell>
          <table:table-cell office:value-type="float" office:value="0.228092" calcext:value-type="float">
            <text:p>0.22809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99631" calcext:value-type="float">
            <text:p>0.99631</text:p>
          </table:table-cell>
          <table:table-cell office:value-type="float" office:value="0.751259" calcext:value-type="float">
            <text:p>0.751259</text:p>
          </table:table-cell>
          <table:table-cell office:value-type="float" office:value="0.217411" calcext:value-type="float">
            <text:p>0.217411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.07251" calcext:value-type="float">
            <text:p>1.07251</text:p>
          </table:table-cell>
          <table:table-cell office:value-type="float" office:value="0.772454" calcext:value-type="float">
            <text:p>0.772454</text:p>
          </table:table-cell>
          <table:table-cell office:value-type="float" office:value="0.206455" calcext:value-type="float">
            <text:p>0.206455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.15076" calcext:value-type="float">
            <text:p>1.15076</text:p>
          </table:table-cell>
          <table:table-cell office:value-type="float" office:value="0.792543" calcext:value-type="float">
            <text:p>0.792543</text:p>
          </table:table-cell>
          <table:table-cell office:value-type="float" office:value="0.195294" calcext:value-type="float">
            <text:p>0.195294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.23098" calcext:value-type="float">
            <text:p>1.23098</text:p>
          </table:table-cell>
          <table:table-cell office:value-type="float" office:value="0.811509" calcext:value-type="float">
            <text:p>0.811509</text:p>
          </table:table-cell>
          <table:table-cell office:value-type="float" office:value="0.184007" calcext:value-type="float">
            <text:p>0.184007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.31303" calcext:value-type="float">
            <text:p>1.31303</text:p>
          </table:table-cell>
          <table:table-cell office:value-type="float" office:value="0.829343" calcext:value-type="float">
            <text:p>0.829343</text:p>
          </table:table-cell>
          <table:table-cell office:value-type="float" office:value="0.172669" calcext:value-type="float">
            <text:p>0.1726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9681" calcext:value-type="float">
            <text:p>1.39681</text:p>
          </table:table-cell>
          <table:table-cell office:value-type="float" office:value="0.846044" calcext:value-type="float">
            <text:p>0.846044</text:p>
          </table:table-cell>
          <table:table-cell office:value-type="float" office:value="0.16136" calcext:value-type="float">
            <text:p>0.16136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.4822" calcext:value-type="float">
            <text:p>1.4822</text:p>
          </table:table-cell>
          <table:table-cell office:value-type="float" office:value="0.861618" calcext:value-type="float">
            <text:p>0.861618</text:p>
          </table:table-cell>
          <table:table-cell office:value-type="float" office:value="0.150155" calcext:value-type="float">
            <text:p>0.150155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.56909" calcext:value-type="float">
            <text:p>1.56909</text:p>
          </table:table-cell>
          <table:table-cell office:value-type="float" office:value="0.876081" calcext:value-type="float">
            <text:p>0.876081</text:p>
          </table:table-cell>
          <table:table-cell office:value-type="float" office:value="0.139128" calcext:value-type="float">
            <text:p>0.139128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.65738" calcext:value-type="float">
            <text:p>1.65738</text:p>
          </table:table-cell>
          <table:table-cell office:value-type="float" office:value="0.889452" calcext:value-type="float">
            <text:p>0.889452</text:p>
          </table:table-cell>
          <table:table-cell office:value-type="float" office:value="0.128347" calcext:value-type="float">
            <text:p>0.128347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.74695" calcext:value-type="float">
            <text:p>1.74695</text:p>
          </table:table-cell>
          <table:table-cell office:value-type="float" office:value="0.90176" calcext:value-type="float">
            <text:p>0.90176</text:p>
          </table:table-cell>
          <table:table-cell office:value-type="float" office:value="0.117876" calcext:value-type="float">
            <text:p>0.117876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.8377" calcext:value-type="float">
            <text:p>1.8377</text:p>
          </table:table-cell>
          <table:table-cell office:value-type="float" office:value="0.91304" calcext:value-type="float">
            <text:p>0.91304</text:p>
          </table:table-cell>
          <table:table-cell office:value-type="float" office:value="0.107773" calcext:value-type="float">
            <text:p>0.107773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.92952" calcext:value-type="float">
            <text:p>1.92952</text:p>
          </table:table-cell>
          <table:table-cell office:value-type="float" office:value="0.923329" calcext:value-type="float">
            <text:p>0.923329</text:p>
          </table:table-cell>
          <table:table-cell office:value-type="float" office:value="0.0980863" calcext:value-type="float">
            <text:p>0.0980863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2.02233" calcext:value-type="float">
            <text:p>2.02233</text:p>
          </table:table-cell>
          <table:table-cell office:value-type="float" office:value="0.932672" calcext:value-type="float">
            <text:p>0.932672</text:p>
          </table:table-cell>
          <table:table-cell office:value-type="float" office:value="0.0888594" calcext:value-type="float">
            <text:p>0.0888594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2.11603" calcext:value-type="float">
            <text:p>2.11603</text:p>
          </table:table-cell>
          <table:table-cell office:value-type="float" office:value="0.941117" calcext:value-type="float">
            <text:p>0.941117</text:p>
          </table:table-cell>
          <table:table-cell office:value-type="float" office:value="0.080126" calcext:value-type="float">
            <text:p>0.080126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.21053" calcext:value-type="float">
            <text:p>2.21053</text:p>
          </table:table-cell>
          <table:table-cell office:value-type="float" office:value="0.948715" calcext:value-type="float">
            <text:p>0.948715</text:p>
          </table:table-cell>
          <table:table-cell office:value-type="float" office:value="0.0719118" calcext:value-type="float">
            <text:p>0.07191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0574" calcext:value-type="float">
            <text:p>2.30574</text:p>
          </table:table-cell>
          <table:table-cell office:value-type="float" office:value="0.955517" calcext:value-type="float">
            <text:p>0.955517</text:p>
          </table:table-cell>
          <table:table-cell office:value-type="float" office:value="0.0642342" calcext:value-type="float">
            <text:p>0.0642342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2.40161" calcext:value-type="float">
            <text:p>2.40161</text:p>
          </table:table-cell>
          <table:table-cell office:value-type="float" office:value="0.96158" calcext:value-type="float">
            <text:p>0.96158</text:p>
          </table:table-cell>
          <table:table-cell office:value-type="float" office:value="0.0571029" calcext:value-type="float">
            <text:p>0.0571029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2.49804" calcext:value-type="float">
            <text:p>2.49804</text:p>
          </table:table-cell>
          <table:table-cell office:value-type="float" office:value="0.966956" calcext:value-type="float">
            <text:p>0.966956</text:p>
          </table:table-cell>
          <table:table-cell office:value-type="float" office:value="0.0505199" calcext:value-type="float">
            <text:p>0.0505199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2.59498" calcext:value-type="float">
            <text:p>2.59498</text:p>
          </table:table-cell>
          <table:table-cell office:value-type="float" office:value="0.971702" calcext:value-type="float">
            <text:p>0.971702</text:p>
          </table:table-cell>
          <table:table-cell office:value-type="float" office:value="0.0444802" calcext:value-type="float">
            <text:p>0.044480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2.69236" calcext:value-type="float">
            <text:p>2.69236</text:p>
          </table:table-cell>
          <table:table-cell office:value-type="float" office:value="0.97587" calcext:value-type="float">
            <text:p>0.97587</text:p>
          </table:table-cell>
          <table:table-cell office:value-type="float" office:value="0.0389727" calcext:value-type="float">
            <text:p>0.0389727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.79013" calcext:value-type="float">
            <text:p>2.79013</text:p>
          </table:table-cell>
          <table:table-cell office:value-type="float" office:value="0.979514" calcext:value-type="float">
            <text:p>0.979514</text:p>
          </table:table-cell>
          <table:table-cell office:value-type="float" office:value="0.033981" calcext:value-type="float">
            <text:p>0.033981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2.88825" calcext:value-type="float">
            <text:p>2.88825</text:p>
          </table:table-cell>
          <table:table-cell office:value-type="float" office:value="0.982683" calcext:value-type="float">
            <text:p>0.982683</text:p>
          </table:table-cell>
          <table:table-cell office:value-type="float" office:value="0.0294839" calcext:value-type="float">
            <text:p>0.0294839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2.98665" calcext:value-type="float">
            <text:p>2.98665</text:p>
          </table:table-cell>
          <table:table-cell office:value-type="float" office:value="0.985426" calcext:value-type="float">
            <text:p>0.985426</text:p>
          </table:table-cell>
          <table:table-cell office:value-type="float" office:value="0.0254566" calcext:value-type="float">
            <text:p>0.0254566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08532" calcext:value-type="float">
            <text:p>3.08532</text:p>
          </table:table-cell>
          <table:table-cell office:value-type="float" office:value="0.987789" calcext:value-type="float">
            <text:p>0.987789</text:p>
          </table:table-cell>
          <table:table-cell office:value-type="float" office:value="0.0218713" calcext:value-type="float">
            <text:p>0.0218713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1842" calcext:value-type="float">
            <text:p>3.1842</text:p>
          </table:table-cell>
          <table:table-cell office:value-type="float" office:value="0.989814" calcext:value-type="float">
            <text:p>0.989814</text:p>
          </table:table-cell>
          <table:table-cell office:value-type="float" office:value="0.0186984" calcext:value-type="float">
            <text:p>0.01869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28327" calcext:value-type="float">
            <text:p>3.28327</text:p>
          </table:table-cell>
          <table:table-cell office:value-type="float" office:value="0.991541" calcext:value-type="float">
            <text:p>0.991541</text:p>
          </table:table-cell>
          <table:table-cell office:value-type="float" office:value="0.0159069" calcext:value-type="float">
            <text:p>0.0159069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3825" calcext:value-type="float">
            <text:p>3.3825</text:p>
          </table:table-cell>
          <table:table-cell office:value-type="float" office:value="0.993007" calcext:value-type="float">
            <text:p>0.993007</text:p>
          </table:table-cell>
          <table:table-cell office:value-type="float" office:value="0.0134652" calcext:value-type="float">
            <text:p>0.0134652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.48186" calcext:value-type="float">
            <text:p>3.48186</text:p>
          </table:table-cell>
          <table:table-cell office:value-type="float" office:value="0.994245" calcext:value-type="float">
            <text:p>0.994245</text:p>
          </table:table-cell>
          <table:table-cell office:value-type="float" office:value="0.0113419" calcext:value-type="float">
            <text:p>0.0113419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3.58134" calcext:value-type="float">
            <text:p>3.58134</text:p>
          </table:table-cell>
          <table:table-cell office:value-type="float" office:value="0.995285" calcext:value-type="float">
            <text:p>0.995285</text:p>
          </table:table-cell>
          <table:table-cell office:value-type="float" office:value="0.00950604" calcext:value-type="float">
            <text:p>0.00950604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68092" calcext:value-type="float">
            <text:p>3.68092</text:p>
          </table:table-cell>
          <table:table-cell office:value-type="float" office:value="0.996155" calcext:value-type="float">
            <text:p>0.996155</text:p>
          </table:table-cell>
          <table:table-cell office:value-type="float" office:value="0.00792778" calcext:value-type="float">
            <text:p>0.00792778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3.78057" calcext:value-type="float">
            <text:p>3.78057</text:p>
          </table:table-cell>
          <table:table-cell office:value-type="float" office:value="0.996878" calcext:value-type="float">
            <text:p>0.996878</text:p>
          </table:table-cell>
          <table:table-cell office:value-type="float" office:value="0.00657871" calcext:value-type="float">
            <text:p>0.00657871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.88029" calcext:value-type="float">
            <text:p>3.88029</text:p>
          </table:table-cell>
          <table:table-cell office:value-type="float" office:value="0.997477" calcext:value-type="float">
            <text:p>0.997477</text:p>
          </table:table-cell>
          <table:table-cell office:value-type="float" office:value="0.00543207" calcext:value-type="float">
            <text:p>0.00543207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3.98006" calcext:value-type="float">
            <text:p>3.98006</text:p>
          </table:table-cell>
          <table:table-cell office:value-type="float" office:value="0.99797" calcext:value-type="float">
            <text:p>0.99797</text:p>
          </table:table-cell>
          <table:table-cell office:value-type="float" office:value="0.00446297" calcext:value-type="float">
            <text:p>0.00446297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4.07988" calcext:value-type="float">
            <text:p>4.07988</text:p>
          </table:table-cell>
          <table:table-cell office:value-type="float" office:value="0.998375" calcext:value-type="float">
            <text:p>0.998375</text:p>
          </table:table-cell>
          <table:table-cell office:value-type="float" office:value="0.00364851" calcext:value-type="float">
            <text:p>0.00364851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4.17973" calcext:value-type="float">
            <text:p>4.17973</text:p>
          </table:table-cell>
          <table:table-cell office:value-type="float" office:value="0.998705" calcext:value-type="float">
            <text:p>0.998705</text:p>
          </table:table-cell>
          <table:table-cell office:value-type="float" office:value="0.00296783" calcext:value-type="float">
            <text:p>0.002967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27962" calcext:value-type="float">
            <text:p>4.27962</text:p>
          </table:table-cell>
          <table:table-cell office:value-type="float" office:value="0.998972" calcext:value-type="float">
            <text:p>0.998972</text:p>
          </table:table-cell>
          <table:table-cell office:value-type="float" office:value="0.00240212" calcext:value-type="float">
            <text:p>0.0024021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4.37953" calcext:value-type="float">
            <text:p>4.37953</text:p>
          </table:table-cell>
          <table:table-cell office:value-type="float" office:value="0.999188" calcext:value-type="float">
            <text:p>0.999188</text:p>
          </table:table-cell>
          <table:table-cell office:value-type="float" office:value="0.00193456" calcext:value-type="float">
            <text:p>0.00193456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4.47945" calcext:value-type="float">
            <text:p>4.47945</text:p>
          </table:table-cell>
          <table:table-cell office:value-type="float" office:value="0.999362" calcext:value-type="float">
            <text:p>0.999362</text:p>
          </table:table-cell>
          <table:table-cell office:value-type="float" office:value="0.00155024" calcext:value-type="float">
            <text:p>0.00155024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4.5794" calcext:value-type="float">
            <text:p>4.5794</text:p>
          </table:table-cell>
          <table:table-cell office:value-type="float" office:value="0.999501" calcext:value-type="float">
            <text:p>0.999501</text:p>
          </table:table-cell>
          <table:table-cell office:value-type="float" office:value="0.00123608" calcext:value-type="float">
            <text:p>0.00123608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4.67935" calcext:value-type="float">
            <text:p>4.67935</text:p>
          </table:table-cell>
          <table:table-cell office:value-type="float" office:value="0.999611" calcext:value-type="float">
            <text:p>0.999611</text:p>
          </table:table-cell>
          <table:table-cell office:value-type="float" office:value="0.000980672" calcext:value-type="float">
            <text:p>0.000980672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4.77932" calcext:value-type="float">
            <text:p>4.77932</text:p>
          </table:table-cell>
          <table:table-cell office:value-type="float" office:value="0.999698" calcext:value-type="float">
            <text:p>0.999698</text:p>
          </table:table-cell>
          <table:table-cell office:value-type="float" office:value="0.00077416" calcext:value-type="float">
            <text:p>0.00077416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4.87929" calcext:value-type="float">
            <text:p>4.87929</text:p>
          </table:table-cell>
          <table:table-cell office:value-type="float" office:value="0.999767" calcext:value-type="float">
            <text:p>0.999767</text:p>
          </table:table-cell>
          <table:table-cell office:value-type="float" office:value="0.000608089" calcext:value-type="float">
            <text:p>0.00060808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4.97927" calcext:value-type="float">
            <text:p>4.97927</text:p>
          </table:table-cell>
          <table:table-cell office:value-type="float" office:value="0.999821" calcext:value-type="float">
            <text:p>0.999821</text:p>
          </table:table-cell>
          <table:table-cell office:value-type="float" office:value="0.000475262" calcext:value-type="float">
            <text:p>0.000475262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5.07926" calcext:value-type="float">
            <text:p>5.07926</text:p>
          </table:table-cell>
          <table:table-cell office:value-type="float" office:value="0.999863" calcext:value-type="float">
            <text:p>0.999863</text:p>
          </table:table-cell>
          <table:table-cell office:value-type="float" office:value="0.000369597" calcext:value-type="float">
            <text:p>0.000369597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5.17924" calcext:value-type="float">
            <text:p>5.17924</text:p>
          </table:table-cell>
          <table:table-cell office:value-type="float" office:value="0.999896" calcext:value-type="float">
            <text:p>0.999896</text:p>
          </table:table-cell>
          <table:table-cell office:value-type="float" office:value="0.000285992" calcext:value-type="float">
            <text:p>0.0002859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27923" calcext:value-type="float">
            <text:p>5.27923</text:p>
          </table:table-cell>
          <table:table-cell office:value-type="float" office:value="0.999921" calcext:value-type="float">
            <text:p>0.999921</text:p>
          </table:table-cell>
          <table:table-cell office:value-type="float" office:value="0.000220195" calcext:value-type="float">
            <text:p>0.000220195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5.37923" calcext:value-type="float">
            <text:p>5.37923</text:p>
          </table:table-cell>
          <table:table-cell office:value-type="float" office:value="0.99994" calcext:value-type="float">
            <text:p>0.99994</text:p>
          </table:table-cell>
          <table:table-cell office:value-type="float" office:value="0.000168691" calcext:value-type="float">
            <text:p>0.000168691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5.47922" calcext:value-type="float">
            <text:p>5.47922</text:p>
          </table:table-cell>
          <table:table-cell office:value-type="float" office:value="0.999955" calcext:value-type="float">
            <text:p>0.999955</text:p>
          </table:table-cell>
          <table:table-cell office:value-type="float" office:value="0.000128589" calcext:value-type="float">
            <text:p>0.000128589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5.57922" calcext:value-type="float">
            <text:p>5.57922</text:p>
          </table:table-cell>
          <table:table-cell office:value-type="float" office:value="0.999966" calcext:value-type="float">
            <text:p>0.999966</text:p>
          </table:table-cell>
          <table:table-cell office:value-type="float" office:value="0.0000975316" calcext:value-type="float">
            <text:p>9.75316E-005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5.67922" calcext:value-type="float">
            <text:p>5.67922</text:p>
          </table:table-cell>
          <table:table-cell office:value-type="float" office:value="0.999975" calcext:value-type="float">
            <text:p>0.999975</text:p>
          </table:table-cell>
          <table:table-cell office:value-type="float" office:value="0.0000736066" calcext:value-type="float">
            <text:p>7.36066E-00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.77921" calcext:value-type="float">
            <text:p>5.77921</text:p>
          </table:table-cell>
          <table:table-cell office:value-type="float" office:value="0.999981" calcext:value-type="float">
            <text:p>0.999981</text:p>
          </table:table-cell>
          <table:table-cell office:value-type="float" office:value="0.0000552735" calcext:value-type="float">
            <text:p>5.52735E-005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5.87921" calcext:value-type="float">
            <text:p>5.87921</text:p>
          </table:table-cell>
          <table:table-cell office:value-type="float" office:value="0.999986" calcext:value-type="float">
            <text:p>0.999986</text:p>
          </table:table-cell>
          <table:table-cell office:value-type="float" office:value="0.0000412997" calcext:value-type="float">
            <text:p>4.12997E-005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5.97921" calcext:value-type="float">
            <text:p>5.97921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0000307048" calcext:value-type="float">
            <text:p>3.07048E-005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6.07921" calcext:value-type="float">
            <text:p>6.07921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0000227141" calcext:value-type="float">
            <text:p>2.27141E-005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6.17921" calcext:value-type="float">
            <text:p>6.17921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0000167191" calcext:value-type="float">
            <text:p>1.67191E-0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27921" calcext:value-type="float">
            <text:p>6.27921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0000122451" calcext:value-type="float">
            <text:p>1.22451E-005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6.37921" calcext:value-type="float">
            <text:p>6.37921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0000089236" calcext:value-type="float">
            <text:p>8.9236E-006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6.47921" calcext:value-type="float">
            <text:p>6.47921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00000647065" calcext:value-type="float">
            <text:p>6.47065E-006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6.57921" calcext:value-type="float">
            <text:p>6.57921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00000466859" calcext:value-type="float">
            <text:p>4.66859E-006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6.67921" calcext:value-type="float">
            <text:p>6.67921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00000335161" calcext:value-type="float">
            <text:p>3.35161E-006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6.77921" calcext:value-type="float">
            <text:p>6.7792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239415" calcext:value-type="float">
            <text:p>2.39415E-006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6.87921" calcext:value-type="float">
            <text:p>6.8792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170168" calcext:value-type="float">
            <text:p>1.70168E-006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6.97921" calcext:value-type="float">
            <text:p>6.9792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120348" calcext:value-type="float">
            <text:p>1.20348E-006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7.07921" calcext:value-type="float">
            <text:p>7.0792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846888" calcext:value-type="float">
            <text:p>8.46888E-007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7.17921" calcext:value-type="float">
            <text:p>7.1792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592987" calcext:value-type="float">
            <text:p>0.0000005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27921" calcext:value-type="float">
            <text:p>7.2792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413138" calcext:value-type="float">
            <text:p>4.13138E-007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7.37921" calcext:value-type="float">
            <text:p>7.3792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286402" calcext:value-type="float">
            <text:p>2.86402E-007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7.47921" calcext:value-type="float">
            <text:p>7.4792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197555" calcext:value-type="float">
            <text:p>1.97555E-007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7.57921" calcext:value-type="float">
            <text:p>7.5792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135591" calcext:value-type="float">
            <text:p>1.35591E-007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7.67921" calcext:value-type="float">
            <text:p>7.6792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0925986" calcext:value-type="float">
            <text:p>9.25986E-008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7.77921" calcext:value-type="float">
            <text:p>7.7792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0629231" calcext:value-type="float">
            <text:p>6.29231E-008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7.87921" calcext:value-type="float">
            <text:p>7.8792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0425449" calcext:value-type="float">
            <text:p>4.25449E-008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7.97921" calcext:value-type="float">
            <text:p>7.9792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0286231" calcext:value-type="float">
            <text:p>2.86231E-008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8.07921" calcext:value-type="float">
            <text:p>8.0792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0191609" calcext:value-type="float">
            <text:p>1.91609E-008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8.17921" calcext:value-type="float">
            <text:p>8.1792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0127629" calcext:value-type="float">
            <text:p>1.27629E-0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27921" calcext:value-type="float">
            <text:p>8.2792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00845892" calcext:value-type="float">
            <text:p>8.45892E-009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8.37921" calcext:value-type="float">
            <text:p>8.3792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00557844" calcext:value-type="float">
            <text:p>5.57844E-009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8.47921" calcext:value-type="float">
            <text:p>8.4792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00366053" calcext:value-type="float">
            <text:p>3.66053E-009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8.57921" calcext:value-type="float">
            <text:p>8.5792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00239005" calcext:value-type="float">
            <text:p>2.39005E-009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8.67921" calcext:value-type="float">
            <text:p>8.6792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00155276" calcext:value-type="float">
            <text:p>1.55276E-009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8.77921" calcext:value-type="float">
            <text:p>8.7792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00100377" calcext:value-type="float">
            <text:p>0.000000001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8.87921" calcext:value-type="float">
            <text:p>8.8792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000645651" calcext:value-type="float">
            <text:p>6.45651E-010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8.97921" calcext:value-type="float">
            <text:p>8.9792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000413234" calcext:value-type="float">
            <text:p>4.13234E-010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9.07921" calcext:value-type="float">
            <text:p>9.0792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000263165" calcext:value-type="float">
            <text:p>2.63165E-010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9.17921" calcext:value-type="float">
            <text:p>9.1792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000166761" calcext:value-type="float">
            <text:p>1.66761E-0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.27921" calcext:value-type="float">
            <text:p>9.2792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000105147" calcext:value-type="float">
            <text:p>1.05147E-010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9.37921" calcext:value-type="float">
            <text:p>9.3792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0000659681" calcext:value-type="float">
            <text:p>6.59681E-011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9.47921" calcext:value-type="float">
            <text:p>9.4792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0000411819" calcext:value-type="float">
            <text:p>4.11819E-011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9.57921" calcext:value-type="float">
            <text:p>9.5792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0000255808" calcext:value-type="float">
            <text:p>2.55808E-011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9.67921" calcext:value-type="float">
            <text:p>9.6792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000015811" calcext:value-type="float">
            <text:p>1.5811E-011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9.77921" calcext:value-type="float">
            <text:p>9.7792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0000097239" calcext:value-type="float">
            <text:p>9.7239E-012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9.87921" calcext:value-type="float">
            <text:p>9.8792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00000595057" calcext:value-type="float">
            <text:p>5.95057E-012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9.9792" calcext:value-type="float">
            <text:p>9.9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00000362338" calcext:value-type="float">
            <text:p>3.62338E-012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0.0792" calcext:value-type="float">
            <text:p>10.0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00000219537" calcext:value-type="float">
            <text:p>2.19537E-012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10.1792" calcext:value-type="float">
            <text:p>10.1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00000132355" calcext:value-type="float">
            <text:p>1.32355E-0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.2792" calcext:value-type="float">
            <text:p>10.2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000000793979" calcext:value-type="float">
            <text:p>7.93979E-013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10.3792" calcext:value-type="float">
            <text:p>10.3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000000473934" calcext:value-type="float">
            <text:p>4.73934E-013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0.4792" calcext:value-type="float">
            <text:p>10.4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000000281492" calcext:value-type="float">
            <text:p>2.81492E-013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10.5792" calcext:value-type="float">
            <text:p>10.5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000000166362" calcext:value-type="float">
            <text:p>1.66362E-013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0.6792" calcext:value-type="float">
            <text:p>10.6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0000000978328" calcext:value-type="float">
            <text:p>9.78328E-01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0.7792" calcext:value-type="float">
            <text:p>10.7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0000000572473" calcext:value-type="float">
            <text:p>5.72473E-014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0.8792" calcext:value-type="float">
            <text:p>10.8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0000000333324" calcext:value-type="float">
            <text:p>3.33324E-014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10.9792" calcext:value-type="float">
            <text:p>10.9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0000000193117" calcext:value-type="float">
            <text:p>1.93117E-014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11.0792" calcext:value-type="float">
            <text:p>11.0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0000000111331" calcext:value-type="float">
            <text:p>1.11331E-014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1.1792" calcext:value-type="float">
            <text:p>11.1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6.38642E-015" calcext:value-type="float">
            <text:p>6.38642E-0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2792" calcext:value-type="float">
            <text:p>11.2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3.64537E-015" calcext:value-type="float">
            <text:p>3.64537E-015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11.3792" calcext:value-type="float">
            <text:p>11.3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2.07048E-015" calcext:value-type="float">
            <text:p>2.07048E-015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1.4792" calcext:value-type="float">
            <text:p>11.4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.17016E-015" calcext:value-type="float">
            <text:p>1.17016E-015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1.5792" calcext:value-type="float">
            <text:p>11.5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6.58058E-016" calcext:value-type="float">
            <text:p>6.58058E-016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11.6792" calcext:value-type="float">
            <text:p>11.6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3.6824E-016" calcext:value-type="float">
            <text:p>3.6824E-016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1.7792" calcext:value-type="float">
            <text:p>11.7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2.05043E-016" calcext:value-type="float">
            <text:p>2.05043E-016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1.8792" calcext:value-type="float">
            <text:p>11.8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.13608E-016" calcext:value-type="float">
            <text:p>1.13608E-016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1.9792" calcext:value-type="float">
            <text:p>11.9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6.26352E-017" calcext:value-type="float">
            <text:p>6.26352E-017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2.0792" calcext:value-type="float">
            <text:p>12.0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3.4362E-017" calcext:value-type="float">
            <text:p>3.4362E-017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12.1792" calcext:value-type="float">
            <text:p>12.1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.87582E-017" calcext:value-type="float">
            <text:p>1.87582E-0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2792" calcext:value-type="float">
            <text:p>12.2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.01895E-017" calcext:value-type="float">
            <text:p>1.01895E-017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12.3792" calcext:value-type="float">
            <text:p>12.3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5.50767E-018" calcext:value-type="float">
            <text:p>5.50767E-018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2.4792" calcext:value-type="float">
            <text:p>12.4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2.96234E-018" calcext:value-type="float">
            <text:p>2.96234E-018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12.5792" calcext:value-type="float">
            <text:p>12.5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.58547E-018" calcext:value-type="float">
            <text:p>1.58547E-018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2.6792" calcext:value-type="float">
            <text:p>12.6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8.44374E-019" calcext:value-type="float">
            <text:p>8.44374E-019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2.7792" calcext:value-type="float">
            <text:p>12.7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4.47474E-019" calcext:value-type="float">
            <text:p>4.47474E-019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2.8792" calcext:value-type="float">
            <text:p>12.8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2.35971E-019" calcext:value-type="float">
            <text:p>2.35971E-019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12.9792" calcext:value-type="float">
            <text:p>12.9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.23825E-019" calcext:value-type="float">
            <text:p>1.23825E-019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3.0792" calcext:value-type="float">
            <text:p>13.0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6.46568E-020" calcext:value-type="float">
            <text:p>6.46568E-020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13.1792" calcext:value-type="float">
            <text:p>13.1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3.35956E-020" calcext:value-type="float">
            <text:p>3.35956E-0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.2792" calcext:value-type="float">
            <text:p>13.2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.73705E-020" calcext:value-type="float">
            <text:p>1.73705E-020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13.3792" calcext:value-type="float">
            <text:p>13.3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8.93724E-021" calcext:value-type="float">
            <text:p>8.93724E-021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3.4792" calcext:value-type="float">
            <text:p>13.4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4.57571E-021" calcext:value-type="float">
            <text:p>4.57571E-021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13.5792" calcext:value-type="float">
            <text:p>13.5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2.3312E-021" calcext:value-type="float">
            <text:p>2.3312E-021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3.6792" calcext:value-type="float">
            <text:p>13.6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.18186E-021" calcext:value-type="float">
            <text:p>1.18186E-021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3.7792" calcext:value-type="float">
            <text:p>13.7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5.96241E-022" calcext:value-type="float">
            <text:p>5.96241E-022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3.8792" calcext:value-type="float">
            <text:p>13.8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2.99327E-022" calcext:value-type="float">
            <text:p>2.99327E-022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13.9792" calcext:value-type="float">
            <text:p>13.9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.49534E-022" calcext:value-type="float">
            <text:p>1.49534E-022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4.0792" calcext:value-type="float">
            <text:p>14.0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7.43372E-023" calcext:value-type="float">
            <text:p>7.43372E-023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14.1792" calcext:value-type="float">
            <text:p>14.1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3.67744E-023" calcext:value-type="float">
            <text:p>3.67744E-0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2792" calcext:value-type="float">
            <text:p>14.2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.81034E-023" calcext:value-type="float">
            <text:p>1.81034E-023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14.3792" calcext:value-type="float">
            <text:p>14.3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8.86851E-024" calcext:value-type="float">
            <text:p>8.86851E-024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4.4792" calcext:value-type="float">
            <text:p>14.4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4.32334E-024" calcext:value-type="float">
            <text:p>4.32334E-024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14.5792" calcext:value-type="float">
            <text:p>14.5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2.09734E-024" calcext:value-type="float">
            <text:p>2.09734E-024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4.6792" calcext:value-type="float">
            <text:p>14.6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.01251E-024" calcext:value-type="float">
            <text:p>1.01251E-024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4.7792" calcext:value-type="float">
            <text:p>14.7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4.86419E-025" calcext:value-type="float">
            <text:p>4.86419E-025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4.8792" calcext:value-type="float">
            <text:p>14.8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2.32546E-025" calcext:value-type="float">
            <text:p>2.32546E-025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14.9792" calcext:value-type="float">
            <text:p>14.9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.10635E-025" calcext:value-type="float">
            <text:p>1.10635E-025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5.0792" calcext:value-type="float">
            <text:p>15.0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5.23799E-026" calcext:value-type="float">
            <text:p>5.23799E-026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15.1792" calcext:value-type="float">
            <text:p>15.1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2.4679E-026" calcext:value-type="float">
            <text:p>2.4679E-0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2792" calcext:value-type="float">
            <text:p>15.2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.15713E-026" calcext:value-type="float">
            <text:p>1.15713E-026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15.3792" calcext:value-type="float">
            <text:p>15.3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5.39926E-027" calcext:value-type="float">
            <text:p>5.39926E-027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15.4792" calcext:value-type="float">
            <text:p>15.4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2.50715E-027" calcext:value-type="float">
            <text:p>2.50715E-027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15.5792" calcext:value-type="float">
            <text:p>15.5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.15858E-027" calcext:value-type="float">
            <text:p>1.15858E-027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5.6792" calcext:value-type="float">
            <text:p>15.6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5.32809E-028" calcext:value-type="float">
            <text:p>5.32809E-028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5.7792" calcext:value-type="float">
            <text:p>15.7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2.43849E-028" calcext:value-type="float">
            <text:p>2.43849E-028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15.8792" calcext:value-type="float">
            <text:p>15.8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.11064E-028" calcext:value-type="float">
            <text:p>1.11064E-028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15.9792" calcext:value-type="float">
            <text:p>15.9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5.03427E-029" calcext:value-type="float">
            <text:p>5.03427E-029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16.0792" calcext:value-type="float">
            <text:p>16.0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2.27095E-029" calcext:value-type="float">
            <text:p>2.27095E-029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16.1792" calcext:value-type="float">
            <text:p>16.1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.01951E-029" calcext:value-type="float">
            <text:p>1.01951E-0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.2792" calcext:value-type="float">
            <text:p>16.2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4.55504E-030" calcext:value-type="float">
            <text:p>4.55504E-030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16.3792" calcext:value-type="float">
            <text:p>16.3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2.02539E-030" calcext:value-type="float">
            <text:p>2.02539E-030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16.4792" calcext:value-type="float">
            <text:p>16.4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8.96287E-031" calcext:value-type="float">
            <text:p>8.96287E-031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16.5792" calcext:value-type="float">
            <text:p>16.5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3.94737E-031" calcext:value-type="float">
            <text:p>3.94737E-031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16.6792" calcext:value-type="float">
            <text:p>16.6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.73019E-031" calcext:value-type="float">
            <text:p>1.73019E-031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6.7792" calcext:value-type="float">
            <text:p>16.7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7.54759E-032" calcext:value-type="float">
            <text:p>7.54759E-032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6.8792" calcext:value-type="float">
            <text:p>16.8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3.27684E-032" calcext:value-type="float">
            <text:p>3.27684E-032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16.9792" calcext:value-type="float">
            <text:p>16.9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.41591E-032" calcext:value-type="float">
            <text:p>1.41591E-032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17.0792" calcext:value-type="float">
            <text:p>17.0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6.08911E-033" calcext:value-type="float">
            <text:p>6.08911E-033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17.1792" calcext:value-type="float">
            <text:p>17.1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2.60623E-033" calcext:value-type="float">
            <text:p>2.60623E-0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.2792" calcext:value-type="float">
            <text:p>17.2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.11024E-033" calcext:value-type="float">
            <text:p>1.11024E-033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17.3792" calcext:value-type="float">
            <text:p>17.3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4.70724E-034" calcext:value-type="float">
            <text:p>4.70724E-034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7.4792" calcext:value-type="float">
            <text:p>17.4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.9864E-034" calcext:value-type="float">
            <text:p>1.9864E-034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17.5792" calcext:value-type="float">
            <text:p>17.5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8.34298E-035" calcext:value-type="float">
            <text:p>8.34298E-035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17.6792" calcext:value-type="float">
            <text:p>17.6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3.48765E-035" calcext:value-type="float">
            <text:p>3.48765E-035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17.7792" calcext:value-type="float">
            <text:p>17.7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.45113E-035" calcext:value-type="float">
            <text:p>1.45113E-035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17.8792" calcext:value-type="float">
            <text:p>17.8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6.00957E-036" calcext:value-type="float">
            <text:p>6.00957E-036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17.9792" calcext:value-type="float">
            <text:p>17.9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2.47713E-036" calcext:value-type="float">
            <text:p>2.47713E-036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8.0792" calcext:value-type="float">
            <text:p>18.0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.01631E-036" calcext:value-type="float">
            <text:p>1.01631E-036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18.1792" calcext:value-type="float">
            <text:p>18.1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4.15032E-037" calcext:value-type="float">
            <text:p>4.15032E-0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.2792" calcext:value-type="float">
            <text:p>18.27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.68701E-037" calcext:value-type="float">
            <text:p>1.68701E-0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6T09:03:23.821330026</dc:date>
    <meta:document-statistic meta:table-count="1" meta:cell-count="808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7cm" svg:y="0.316cm" chart:style-name="ch2">
          <text:p>F and Derivatives</text:p>
        </chart:title>
        <chart:legend chart:legend-position="end" svg:x="14.338cm" svg:y="3.703cm" style:legend-expansion="high" chart:style-name="ch3"/>
        <chart:plot-area chart:style-name="ch4" table:cell-range-address="Sheet1.A1:Sheet1.D82" chart:data-source-has-labels="row" svg:x="0.32cm" svg:y="1.301cm" svg:width="13.698cm" svg:height="6.538cm">
          <chartooo:coordinate-region svg:x="0.756cm" svg:y="1.501cm" svg:width="13.168cm" svg:height="5.691cm"/>
          <chart:axis chart:dimension="x" chart:name="primary-x" chart:style-name="ch5">
            <chart:title svg:x="6.927cm" svg:y="8.019cm" chart:style-name="ch6">
              <text:p>nu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B2:Sheet1.B82" chart:label-cell-address="Sheet1.B1:Sheet1.B1" chart:class="chart:scatter">
            <chart:domain table:cell-range-address="Sheet1.A2:Sheet1.A82"/>
            <chart:data-point chart:repeated="81"/>
          </chart:series>
          <chart:series chart:style-name="ch9" chart:values-cell-range-address="Sheet1.C2:Sheet1.C82" chart:label-cell-address="Sheet1.C1:Sheet1.C1" chart:class="chart:scatter">
            <chart:data-point chart:repeated="81"/>
          </chart:series>
          <chart:series chart:style-name="ch10" chart:values-cell-range-address="Sheet1.D2:Sheet1.D82" chart:label-cell-address="Sheet1.D1:Sheet1.D1" chart:class="chart:scatter"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</text:p>
                <draw:g>
                  <svg:desc>Sheet1.B1:Sheet1.B1</svg:desc>
                </draw:g>
              </table:table-cell>
              <table:table-cell office:value-type="string">
                <text:p>F'</text:p>
                <draw:g>
                  <svg:desc>Sheet1.C1:Sheet1.C1</svg:desc>
                </draw:g>
              </table:table-cell>
              <table:table-cell office:value-type="string">
                <text:p>F''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82</svg:desc>
                </draw:g>
              </table:table-cell>
              <table:table-cell office:value-type="float" office:value="0">
                <text:p>0</text:p>
                <draw:g>
                  <svg:desc>Sheet1.B2:Sheet1.B82</svg:desc>
                </draw:g>
              </table:table-cell>
              <table:table-cell office:value-type="float" office:value="0">
                <text:p>0</text:p>
                <draw:g>
                  <svg:desc>Sheet1.C2:Sheet1.C82</svg:desc>
                </draw:g>
              </table:table-cell>
              <table:table-cell office:value-type="float" office:value="0.332057">
                <text:p>0.332057</text:p>
                <draw:g>
                  <svg:desc>Sheet1.D2:Sheet1.D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0166029">
                <text:p>0.00166029</text:p>
              </table:table-cell>
              <table:table-cell office:value-type="float" office:value="0.0332055">
                <text:p>0.0332055</text:p>
              </table:table-cell>
              <table:table-cell office:value-type="float" office:value="0.332048">
                <text:p>0.332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006641">
                <text:p>0.006641</text:p>
              </table:table-cell>
              <table:table-cell office:value-type="float" office:value="0.0664077">
                <text:p>0.0664077</text:p>
              </table:table-cell>
              <table:table-cell office:value-type="float" office:value="0.331984">
                <text:p>0.3319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0149415">
                <text:p>0.0149415</text:p>
              </table:table-cell>
              <table:table-cell office:value-type="float" office:value="0.0995985">
                <text:p>0.0995985</text:p>
              </table:table-cell>
              <table:table-cell office:value-type="float" office:value="0.331809">
                <text:p>0.3318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265599">
                <text:p>0.0265599</text:p>
              </table:table-cell>
              <table:table-cell office:value-type="float" office:value="0.132764">
                <text:p>0.132764</text:p>
              </table:table-cell>
              <table:table-cell office:value-type="float" office:value="0.33147">
                <text:p>0.331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0414928">
                <text:p>0.0414928</text:p>
              </table:table-cell>
              <table:table-cell office:value-type="float" office:value="0.165885">
                <text:p>0.165885</text:p>
              </table:table-cell>
              <table:table-cell office:value-type="float" office:value="0.330911">
                <text:p>0.3309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0597346">
                <text:p>0.0597346</text:p>
              </table:table-cell>
              <table:table-cell office:value-type="float" office:value="0.198937">
                <text:p>0.198937</text:p>
              </table:table-cell>
              <table:table-cell office:value-type="float" office:value="0.330079">
                <text:p>0.3300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0812769">
                <text:p>0.0812769</text:p>
              </table:table-cell>
              <table:table-cell office:value-type="float" office:value="0.23189">
                <text:p>0.23189</text:p>
              </table:table-cell>
              <table:table-cell office:value-type="float" office:value="0.328922">
                <text:p>0.3289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106108">
                <text:p>0.106108</text:p>
              </table:table-cell>
              <table:table-cell office:value-type="float" office:value="0.264709">
                <text:p>0.264709</text:p>
              </table:table-cell>
              <table:table-cell office:value-type="float" office:value="0.327389">
                <text:p>0.3273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134213">
                <text:p>0.134213</text:p>
              </table:table-cell>
              <table:table-cell office:value-type="float" office:value="0.297354">
                <text:p>0.297354</text:p>
              </table:table-cell>
              <table:table-cell office:value-type="float" office:value="0.325432">
                <text:p>0.325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165572">
                <text:p>0.165572</text:p>
              </table:table-cell>
              <table:table-cell office:value-type="float" office:value="0.32978">
                <text:p>0.32978</text:p>
              </table:table-cell>
              <table:table-cell office:value-type="float" office:value="0.323007">
                <text:p>0.3230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20016">
                <text:p>0.20016</text:p>
              </table:table-cell>
              <table:table-cell office:value-type="float" office:value="0.361938">
                <text:p>0.361938</text:p>
              </table:table-cell>
              <table:table-cell office:value-type="float" office:value="0.320071">
                <text:p>0.3200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237949">
                <text:p>0.237949</text:p>
              </table:table-cell>
              <table:table-cell office:value-type="float" office:value="0.393776">
                <text:p>0.393776</text:p>
              </table:table-cell>
              <table:table-cell office:value-type="float" office:value="0.316589">
                <text:p>0.3165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278903">
                <text:p>0.278903</text:p>
              </table:table-cell>
              <table:table-cell office:value-type="float" office:value="0.425237">
                <text:p>0.425237</text:p>
              </table:table-cell>
              <table:table-cell office:value-type="float" office:value="0.312529">
                <text:p>0.3125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322981">
                <text:p>0.322981</text:p>
              </table:table-cell>
              <table:table-cell office:value-type="float" office:value="0.456261">
                <text:p>0.456261</text:p>
              </table:table-cell>
              <table:table-cell office:value-type="float" office:value="0.307865">
                <text:p>0.3078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370138">
                <text:p>0.370138</text:p>
              </table:table-cell>
              <table:table-cell office:value-type="float" office:value="0.486789">
                <text:p>0.486789</text:p>
              </table:table-cell>
              <table:table-cell office:value-type="float" office:value="0.30258">
                <text:p>0.302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.42032">
                <text:p>0.42032</text:p>
              </table:table-cell>
              <table:table-cell office:value-type="float" office:value="0.516756">
                <text:p>0.516756</text:p>
              </table:table-cell>
              <table:table-cell office:value-type="float" office:value="0.296663">
                <text:p>0.2966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.473469">
                <text:p>0.473469</text:p>
              </table:table-cell>
              <table:table-cell office:value-type="float" office:value="0.5461">
                <text:p>0.5461</text:p>
              </table:table-cell>
              <table:table-cell office:value-type="float" office:value="0.290111">
                <text:p>0.290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0.529518">
                <text:p>0.529518</text:p>
              </table:table-cell>
              <table:table-cell office:value-type="float" office:value="0.574758">
                <text:p>0.574758</text:p>
              </table:table-cell>
              <table:table-cell office:value-type="float" office:value="0.282931">
                <text:p>0.2829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0.588395">
                <text:p>0.588395</text:p>
              </table:table-cell>
              <table:table-cell office:value-type="float" office:value="0.602666">
                <text:p>0.602666</text:p>
              </table:table-cell>
              <table:table-cell office:value-type="float" office:value="0.275136">
                <text:p>0.2751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650024">
                <text:p>0.650024</text:p>
              </table:table-cell>
              <table:table-cell office:value-type="float" office:value="0.629765">
                <text:p>0.629765</text:p>
              </table:table-cell>
              <table:table-cell office:value-type="float" office:value="0.266751">
                <text:p>0.2667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0.714319">
                <text:p>0.714319</text:p>
              </table:table-cell>
              <table:table-cell office:value-type="float" office:value="0.655998">
                <text:p>0.655998</text:p>
              </table:table-cell>
              <table:table-cell office:value-type="float" office:value="0.257809">
                <text:p>0.2578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781193">
                <text:p>0.781193</text:p>
              </table:table-cell>
              <table:table-cell office:value-type="float" office:value="0.68131">
                <text:p>0.68131</text:p>
              </table:table-cell>
              <table:table-cell office:value-type="float" office:value="0.248351">
                <text:p>0.2483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850549">
                <text:p>0.850549</text:p>
              </table:table-cell>
              <table:table-cell office:value-type="float" office:value="0.705652">
                <text:p>0.705652</text:p>
              </table:table-cell>
              <table:table-cell office:value-type="float" office:value="0.238426">
                <text:p>0.2384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0.922289">
                <text:p>0.922289</text:p>
              </table:table-cell>
              <table:table-cell office:value-type="float" office:value="0.728981">
                <text:p>0.728981</text:p>
              </table:table-cell>
              <table:table-cell office:value-type="float" office:value="0.228092">
                <text:p>0.2280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0.99631">
                <text:p>0.99631</text:p>
              </table:table-cell>
              <table:table-cell office:value-type="float" office:value="0.751259">
                <text:p>0.751259</text:p>
              </table:table-cell>
              <table:table-cell office:value-type="float" office:value="0.217411">
                <text:p>0.2174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1.07251">
                <text:p>1.07251</text:p>
              </table:table-cell>
              <table:table-cell office:value-type="float" office:value="0.772454">
                <text:p>0.772454</text:p>
              </table:table-cell>
              <table:table-cell office:value-type="float" office:value="0.206455">
                <text:p>0.2064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1.15076">
                <text:p>1.15076</text:p>
              </table:table-cell>
              <table:table-cell office:value-type="float" office:value="0.792543">
                <text:p>0.792543</text:p>
              </table:table-cell>
              <table:table-cell office:value-type="float" office:value="0.195294">
                <text:p>0.1952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1.23098">
                <text:p>1.23098</text:p>
              </table:table-cell>
              <table:table-cell office:value-type="float" office:value="0.811509">
                <text:p>0.811509</text:p>
              </table:table-cell>
              <table:table-cell office:value-type="float" office:value="0.184007">
                <text:p>0.1840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1.31303">
                <text:p>1.31303</text:p>
              </table:table-cell>
              <table:table-cell office:value-type="float" office:value="0.829343">
                <text:p>0.829343</text:p>
              </table:table-cell>
              <table:table-cell office:value-type="float" office:value="0.172669">
                <text:p>0.1726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1.39681">
                <text:p>1.39681</text:p>
              </table:table-cell>
              <table:table-cell office:value-type="float" office:value="0.846044">
                <text:p>0.846044</text:p>
              </table:table-cell>
              <table:table-cell office:value-type="float" office:value="0.16136">
                <text:p>0.161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1.4822">
                <text:p>1.4822</text:p>
              </table:table-cell>
              <table:table-cell office:value-type="float" office:value="0.861618">
                <text:p>0.861618</text:p>
              </table:table-cell>
              <table:table-cell office:value-type="float" office:value="0.150155">
                <text:p>0.1501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1.56909">
                <text:p>1.56909</text:p>
              </table:table-cell>
              <table:table-cell office:value-type="float" office:value="0.876081">
                <text:p>0.876081</text:p>
              </table:table-cell>
              <table:table-cell office:value-type="float" office:value="0.139128">
                <text:p>0.1391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1.65738">
                <text:p>1.65738</text:p>
              </table:table-cell>
              <table:table-cell office:value-type="float" office:value="0.889452">
                <text:p>0.889452</text:p>
              </table:table-cell>
              <table:table-cell office:value-type="float" office:value="0.128347">
                <text:p>0.1283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1.74695">
                <text:p>1.74695</text:p>
              </table:table-cell>
              <table:table-cell office:value-type="float" office:value="0.90176">
                <text:p>0.90176</text:p>
              </table:table-cell>
              <table:table-cell office:value-type="float" office:value="0.117876">
                <text:p>0.1178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1.8377">
                <text:p>1.8377</text:p>
              </table:table-cell>
              <table:table-cell office:value-type="float" office:value="0.91304">
                <text:p>0.91304</text:p>
              </table:table-cell>
              <table:table-cell office:value-type="float" office:value="0.107773">
                <text:p>0.1077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1.92952">
                <text:p>1.92952</text:p>
              </table:table-cell>
              <table:table-cell office:value-type="float" office:value="0.923329">
                <text:p>0.923329</text:p>
              </table:table-cell>
              <table:table-cell office:value-type="float" office:value="0.0980863">
                <text:p>0.09808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2.02233">
                <text:p>2.02233</text:p>
              </table:table-cell>
              <table:table-cell office:value-type="float" office:value="0.932672">
                <text:p>0.932672</text:p>
              </table:table-cell>
              <table:table-cell office:value-type="float" office:value="0.0888594">
                <text:p>0.08885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2.11603">
                <text:p>2.11603</text:p>
              </table:table-cell>
              <table:table-cell office:value-type="float" office:value="0.941117">
                <text:p>0.941117</text:p>
              </table:table-cell>
              <table:table-cell office:value-type="float" office:value="0.080126">
                <text:p>0.0801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2.21053">
                <text:p>2.21053</text:p>
              </table:table-cell>
              <table:table-cell office:value-type="float" office:value="0.948715">
                <text:p>0.948715</text:p>
              </table:table-cell>
              <table:table-cell office:value-type="float" office:value="0.0719118">
                <text:p>0.07191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2.30574">
                <text:p>2.30574</text:p>
              </table:table-cell>
              <table:table-cell office:value-type="float" office:value="0.955517">
                <text:p>0.955517</text:p>
              </table:table-cell>
              <table:table-cell office:value-type="float" office:value="0.0642342">
                <text:p>0.06423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2.40161">
                <text:p>2.40161</text:p>
              </table:table-cell>
              <table:table-cell office:value-type="float" office:value="0.96158">
                <text:p>0.96158</text:p>
              </table:table-cell>
              <table:table-cell office:value-type="float" office:value="0.0571029">
                <text:p>0.05710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2.49804">
                <text:p>2.49804</text:p>
              </table:table-cell>
              <table:table-cell office:value-type="float" office:value="0.966956">
                <text:p>0.966956</text:p>
              </table:table-cell>
              <table:table-cell office:value-type="float" office:value="0.0505199">
                <text:p>0.05051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2.59498">
                <text:p>2.59498</text:p>
              </table:table-cell>
              <table:table-cell office:value-type="float" office:value="0.971702">
                <text:p>0.971702</text:p>
              </table:table-cell>
              <table:table-cell office:value-type="float" office:value="0.0444802">
                <text:p>0.04448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2.69236">
                <text:p>2.69236</text:p>
              </table:table-cell>
              <table:table-cell office:value-type="float" office:value="0.97587">
                <text:p>0.97587</text:p>
              </table:table-cell>
              <table:table-cell office:value-type="float" office:value="0.0389727">
                <text:p>0.03897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2.79013">
                <text:p>2.79013</text:p>
              </table:table-cell>
              <table:table-cell office:value-type="float" office:value="0.979514">
                <text:p>0.979514</text:p>
              </table:table-cell>
              <table:table-cell office:value-type="float" office:value="0.033981">
                <text:p>0.0339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2.88825">
                <text:p>2.88825</text:p>
              </table:table-cell>
              <table:table-cell office:value-type="float" office:value="0.982683">
                <text:p>0.982683</text:p>
              </table:table-cell>
              <table:table-cell office:value-type="float" office:value="0.0294839">
                <text:p>0.02948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2.98665">
                <text:p>2.98665</text:p>
              </table:table-cell>
              <table:table-cell office:value-type="float" office:value="0.985426">
                <text:p>0.985426</text:p>
              </table:table-cell>
              <table:table-cell office:value-type="float" office:value="0.0254566">
                <text:p>0.02545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3.08532">
                <text:p>3.08532</text:p>
              </table:table-cell>
              <table:table-cell office:value-type="float" office:value="0.987789">
                <text:p>0.987789</text:p>
              </table:table-cell>
              <table:table-cell office:value-type="float" office:value="0.0218713">
                <text:p>0.02187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3.1842">
                <text:p>3.1842</text:p>
              </table:table-cell>
              <table:table-cell office:value-type="float" office:value="0.989814">
                <text:p>0.989814</text:p>
              </table:table-cell>
              <table:table-cell office:value-type="float" office:value="0.0186984">
                <text:p>0.01869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3.28327">
                <text:p>3.28327</text:p>
              </table:table-cell>
              <table:table-cell office:value-type="float" office:value="0.991541">
                <text:p>0.991541</text:p>
              </table:table-cell>
              <table:table-cell office:value-type="float" office:value="0.0159069">
                <text:p>0.01590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3.3825">
                <text:p>3.3825</text:p>
              </table:table-cell>
              <table:table-cell office:value-type="float" office:value="0.993007">
                <text:p>0.993007</text:p>
              </table:table-cell>
              <table:table-cell office:value-type="float" office:value="0.0134652">
                <text:p>0.01346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3.48186">
                <text:p>3.48186</text:p>
              </table:table-cell>
              <table:table-cell office:value-type="float" office:value="0.994245">
                <text:p>0.994245</text:p>
              </table:table-cell>
              <table:table-cell office:value-type="float" office:value="0.0113419">
                <text:p>0.01134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3.58134">
                <text:p>3.58134</text:p>
              </table:table-cell>
              <table:table-cell office:value-type="float" office:value="0.995285">
                <text:p>0.995285</text:p>
              </table:table-cell>
              <table:table-cell office:value-type="float" office:value="0.00950604">
                <text:p>0.009506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3.68092">
                <text:p>3.68092</text:p>
              </table:table-cell>
              <table:table-cell office:value-type="float" office:value="0.996155">
                <text:p>0.996155</text:p>
              </table:table-cell>
              <table:table-cell office:value-type="float" office:value="0.00792778">
                <text:p>0.007927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3.78057">
                <text:p>3.78057</text:p>
              </table:table-cell>
              <table:table-cell office:value-type="float" office:value="0.996878">
                <text:p>0.996878</text:p>
              </table:table-cell>
              <table:table-cell office:value-type="float" office:value="0.00657871">
                <text:p>0.006578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3.88029">
                <text:p>3.88029</text:p>
              </table:table-cell>
              <table:table-cell office:value-type="float" office:value="0.997477">
                <text:p>0.997477</text:p>
              </table:table-cell>
              <table:table-cell office:value-type="float" office:value="0.00543207">
                <text:p>0.005432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3.98006">
                <text:p>3.98006</text:p>
              </table:table-cell>
              <table:table-cell office:value-type="float" office:value="0.99797">
                <text:p>0.99797</text:p>
              </table:table-cell>
              <table:table-cell office:value-type="float" office:value="0.00446297">
                <text:p>0.004462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4.07988">
                <text:p>4.07988</text:p>
              </table:table-cell>
              <table:table-cell office:value-type="float" office:value="0.998375">
                <text:p>0.998375</text:p>
              </table:table-cell>
              <table:table-cell office:value-type="float" office:value="0.00364851">
                <text:p>0.003648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4.17973">
                <text:p>4.17973</text:p>
              </table:table-cell>
              <table:table-cell office:value-type="float" office:value="0.998705">
                <text:p>0.998705</text:p>
              </table:table-cell>
              <table:table-cell office:value-type="float" office:value="0.00296783">
                <text:p>0.002967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4.27962">
                <text:p>4.27962</text:p>
              </table:table-cell>
              <table:table-cell office:value-type="float" office:value="0.998972">
                <text:p>0.998972</text:p>
              </table:table-cell>
              <table:table-cell office:value-type="float" office:value="0.00240212">
                <text:p>0.002402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4.37953">
                <text:p>4.37953</text:p>
              </table:table-cell>
              <table:table-cell office:value-type="float" office:value="0.999188">
                <text:p>0.999188</text:p>
              </table:table-cell>
              <table:table-cell office:value-type="float" office:value="0.00193456">
                <text:p>0.001934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4.47945">
                <text:p>4.47945</text:p>
              </table:table-cell>
              <table:table-cell office:value-type="float" office:value="0.999362">
                <text:p>0.999362</text:p>
              </table:table-cell>
              <table:table-cell office:value-type="float" office:value="0.00155024">
                <text:p>0.001550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4.5794">
                <text:p>4.5794</text:p>
              </table:table-cell>
              <table:table-cell office:value-type="float" office:value="0.999501">
                <text:p>0.999501</text:p>
              </table:table-cell>
              <table:table-cell office:value-type="float" office:value="0.00123608">
                <text:p>0.001236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4.67935">
                <text:p>4.67935</text:p>
              </table:table-cell>
              <table:table-cell office:value-type="float" office:value="0.999611">
                <text:p>0.999611</text:p>
              </table:table-cell>
              <table:table-cell office:value-type="float" office:value="0.000980672">
                <text:p>0.0009806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4.77932">
                <text:p>4.77932</text:p>
              </table:table-cell>
              <table:table-cell office:value-type="float" office:value="0.999698">
                <text:p>0.999698</text:p>
              </table:table-cell>
              <table:table-cell office:value-type="float" office:value="0.00077416">
                <text:p>0.000774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4.87929">
                <text:p>4.87929</text:p>
              </table:table-cell>
              <table:table-cell office:value-type="float" office:value="0.999767">
                <text:p>0.999767</text:p>
              </table:table-cell>
              <table:table-cell office:value-type="float" office:value="0.000608089">
                <text:p>0.0006080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4.97927">
                <text:p>4.97927</text:p>
              </table:table-cell>
              <table:table-cell office:value-type="float" office:value="0.999821">
                <text:p>0.999821</text:p>
              </table:table-cell>
              <table:table-cell office:value-type="float" office:value="0.000475262">
                <text:p>0.0004752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5.07926">
                <text:p>5.07926</text:p>
              </table:table-cell>
              <table:table-cell office:value-type="float" office:value="0.999863">
                <text:p>0.999863</text:p>
              </table:table-cell>
              <table:table-cell office:value-type="float" office:value="0.000369597">
                <text:p>0.0003695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5.17924">
                <text:p>5.17924</text:p>
              </table:table-cell>
              <table:table-cell office:value-type="float" office:value="0.999896">
                <text:p>0.999896</text:p>
              </table:table-cell>
              <table:table-cell office:value-type="float" office:value="0.000285992">
                <text:p>0.0002859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5.27923">
                <text:p>5.27923</text:p>
              </table:table-cell>
              <table:table-cell office:value-type="float" office:value="0.999921">
                <text:p>0.999921</text:p>
              </table:table-cell>
              <table:table-cell office:value-type="float" office:value="0.000220195">
                <text:p>0.0002201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5.37923">
                <text:p>5.37923</text:p>
              </table:table-cell>
              <table:table-cell office:value-type="float" office:value="0.99994">
                <text:p>0.99994</text:p>
              </table:table-cell>
              <table:table-cell office:value-type="float" office:value="0.000168691">
                <text:p>0.0001686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5.47922">
                <text:p>5.47922</text:p>
              </table:table-cell>
              <table:table-cell office:value-type="float" office:value="0.999955">
                <text:p>0.999955</text:p>
              </table:table-cell>
              <table:table-cell office:value-type="float" office:value="0.000128589">
                <text:p>0.0001285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5.57922">
                <text:p>5.57922</text:p>
              </table:table-cell>
              <table:table-cell office:value-type="float" office:value="0.999966">
                <text:p>0.999966</text:p>
              </table:table-cell>
              <table:table-cell office:value-type="float" office:value="0.0000975316">
                <text:p>0.00009753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5.67922">
                <text:p>5.67922</text:p>
              </table:table-cell>
              <table:table-cell office:value-type="float" office:value="0.999975">
                <text:p>0.999975</text:p>
              </table:table-cell>
              <table:table-cell office:value-type="float" office:value="0.0000736066">
                <text:p>0.00007360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5.77921">
                <text:p>5.77921</text:p>
              </table:table-cell>
              <table:table-cell office:value-type="float" office:value="0.999981">
                <text:p>0.999981</text:p>
              </table:table-cell>
              <table:table-cell office:value-type="float" office:value="0.0000552735">
                <text:p>0.00005527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5.87921">
                <text:p>5.87921</text:p>
              </table:table-cell>
              <table:table-cell office:value-type="float" office:value="0.999986">
                <text:p>0.999986</text:p>
              </table:table-cell>
              <table:table-cell office:value-type="float" office:value="0.0000412997">
                <text:p>0.00004129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5.97921">
                <text:p>5.97921</text:p>
              </table:table-cell>
              <table:table-cell office:value-type="float" office:value="0.99999">
                <text:p>0.99999</text:p>
              </table:table-cell>
              <table:table-cell office:value-type="float" office:value="0.0000307048">
                <text:p>0.00003070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6.07921">
                <text:p>6.07921</text:p>
              </table:table-cell>
              <table:table-cell office:value-type="float" office:value="0.999992">
                <text:p>0.999992</text:p>
              </table:table-cell>
              <table:table-cell office:value-type="float" office:value="0.0000227141">
                <text:p>0.00002271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6.17921">
                <text:p>6.17921</text:p>
              </table:table-cell>
              <table:table-cell office:value-type="float" office:value="0.999994">
                <text:p>0.999994</text:p>
              </table:table-cell>
              <table:table-cell office:value-type="float" office:value="0.0000167191">
                <text:p>0.00001671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6.27921">
                <text:p>6.27921</text:p>
              </table:table-cell>
              <table:table-cell office:value-type="float" office:value="0.999996">
                <text:p>0.999996</text:p>
              </table:table-cell>
              <table:table-cell office:value-type="float" office:value="0.0000122451">
                <text:p>0.00001224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